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4.453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3.6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953cm" svg:height="2.159cm" svg:x="3.635cm" svg:y="4.108cm">
            <text:p text:style-name="P1">DynamicBot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048cm" svg:y1="6.394cm" svg:x2="6.048cm" svg:y2="8.426cm">
            <text:p/>
          </draw:line>
          <draw:custom-shape draw:style-name="gr3" draw:text-style-name="P3" draw:layer="layout" svg:width="4.191cm" svg:height="0.889cm" svg:x="4.016cm" svg:y="8.68cm">
            <text:p text:style-name="P3"><text:span text:style-name="T1">Users: Vec&lt;UsrStruct&gt;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953cm" svg:height="2.159cm" svg:x="13.799cm" svg:y="4.108cm">
            <text:p text:style-name="P1">InternalAPI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033cm" svg:y1="5.251cm" svg:x2="8.969cm" svg:y2="5.251cm">
            <text:p/>
          </draw:line>
          <draw:line draw:style-name="gr2" draw:text-style-name="P2" draw:layer="layout" svg:x1="23.769cm" svg:y1="5.251cm" svg:x2="19.324cm" svg:y2="5.251cm">
            <text:p/>
          </draw:line>
          <draw:frame draw:style-name="gr4" draw:text-style-name="P5" draw:layer="layout" svg:width="2.894cm" svg:height="0.704cm" svg:x="9.554cm" svg:y="4.543cm">
            <draw:text-box>
              <text:p text:style-name="P4"><text:span text:style-name="T2">List of Users</text:span></text:p>
            </draw:text-box>
          </draw:frame>
          <draw:frame draw:style-name="gr4" draw:text-style-name="P5" draw:layer="layout" svg:width="4.49cm" svg:height="0.704cm" svg:x="19.301cm" svg:y="4.543cm">
            <draw:text-box>
              <text:p text:style-name="P4"><text:span text:style-name="T2">Queries External Api</text:span></text:p>
            </draw:text-box>
          </draw:frame>
          <draw:frame draw:style-name="gr4" draw:text-style-name="P7" draw:layer="layout" svg:width="3.643cm" svg:height="0.747cm" svg:x="14.454cm" svg:y="3.389cm">
            <draw:text-box>
              <text:p text:style-name="P6"><text:span text:style-name="T3">Veneer Pattern</text:span></text:p>
            </draw:text-box>
          </draw:frame>
        </draw:g>
        <draw:custom-shape draw:style-name="gr1" draw:text-style-name="P1" draw:layer="layout" svg:width="4.953cm" svg:height="2.159cm" svg:x="3.634cm" svg:y="14.208cm">
          <text:p text:style-name="P1">DynamicBo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7cm" svg:y1="16.494cm" svg:x2="6.047cm" svg:y2="18.526cm">
          <text:p/>
        </draw:line>
        <draw:custom-shape draw:style-name="gr3" draw:text-style-name="P3" draw:layer="layout" svg:width="4.191cm" svg:height="0.889cm" svg:x="4.015cm" svg:y="18.78cm">
          <text:p text:style-name="P3"><text:span text:style-name="T1">Users: Vec&lt;UsrStruct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159cm" svg:x="13.798cm" svg:y="14.208cm">
          <text:p text:style-name="P1">InternalAPI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42cm" svg:y1="15.351cm" svg:x2="9.178cm" svg:y2="15.351cm">
          <text:p/>
        </draw:line>
        <draw:line draw:style-name="gr2" draw:text-style-name="P2" draw:layer="layout" svg:x1="23.768cm" svg:y1="15.351cm" svg:x2="19.323cm" svg:y2="15.351cm">
          <text:p/>
        </draw:line>
        <draw:frame draw:style-name="gr4" draw:text-style-name="P9" draw:layer="layout" svg:width="4.299cm" svg:height="0.662cm" svg:x="9.061cm" svg:y="14.643cm">
          <draw:text-box>
            <text:p text:style-name="P8"><text:span text:style-name="T1">Listens for New Users</text:span></text:p>
          </draw:text-box>
        </draw:frame>
        <draw:frame draw:style-name="gr4" draw:text-style-name="P5" draw:layer="layout" svg:width="4.49cm" svg:height="0.704cm" svg:x="19.3cm" svg:y="14.643cm">
          <draw:text-box>
            <text:p text:style-name="P4"><text:span text:style-name="T2">Queries External Api</text:span></text:p>
          </draw:text-box>
        </draw:frame>
        <draw:frame draw:style-name="gr4" draw:text-style-name="P7" draw:layer="layout" svg:width="3.643cm" svg:height="0.747cm" svg:x="14.453cm" svg:y="13.489cm">
          <draw:text-box>
            <text:p text:style-name="P6"><text:span text:style-name="T3">Veneer Pattern</text:span></text:p>
          </draw:text-box>
        </draw:frame>
        <draw:frame draw:style-name="gr4" draw:text-style-name="P10" draw:layer="layout" svg:width="4.384cm" svg:height="0.988cm" svg:x="11.521cm" svg:y="1.535cm">
          <draw:text-box>
            <text:p>Initialization</text:p>
          </draw:text-box>
        </draw:frame>
        <draw:frame draw:style-name="gr4" draw:text-style-name="P10" draw:layer="layout" svg:width="4.05cm" svg:height="0.988cm" svg:x="11.521cm" svg:y="11.235cm">
          <draw:text-box>
            <text:p>Event Loop</text:p>
          </draw:text-box>
        </draw:frame>
        <draw:line draw:style-name="gr2" draw:text-style-name="P2" draw:layer="layout" svg:x1="9.179cm" svg:y1="15.851cm" svg:x2="13.243cm" svg:y2="15.851cm">
          <text:p/>
        </draw:line>
        <draw:frame draw:style-name="gr4" draw:text-style-name="P9" draw:layer="layout" svg:width="4.033cm" svg:height="0.662cm" svg:x="9.062cm" svg:y="15.843cm">
          <draw:text-box>
            <text:p text:style-name="P8"><text:span text:style-name="T1">Plays Music for Us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18:51:17.204946967</meta:creation-date>
    <dc:date>2020-06-13T19:55:23.634556437</dc:date>
    <meta:editing-duration>PT43S</meta:editing-duration>
    <meta:editing-cycles>1</meta:editing-cycles>
    <meta:document-statistic meta:object-count="23"/>
    <meta:generator>LibreOffice/6.4.4.2$Linux_X86_64 LibreOffice_project/40$Build-2</meta:generator>
  </office:meta>
</office:document-meta>
</file>